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3" style:family="graphic" style:parent-style-name="standard">
      <style:graphic-properties draw:fill="solid" draw:fill-color="#94bd5e" draw:textarea-horizontal-align="center" draw:textarea-vertical-align="middle"/>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draw:stroke="dash" draw:stroke-dash="Fine_20_Dashed" svg:stroke-width="0.051cm" draw:marker-start-width="0.381cm" draw:marker-end-width="0.381cm" draw:textarea-horizontal-align="center" draw:textarea-vertical-align="middle" fo:padding-top="0.15cm" fo:padding-bottom="0.15cm" fo:padding-left="0.275cm" fo:padding-right="0.27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none" draw:textarea-horizontal-align="center" draw:textarea-vertical-align="middle"/>
    </style:style>
    <style:style style:name="gr14" style:family="graphic" style:parent-style-name="standard">
      <style:graphic-properties draw:stroke="none" draw:fill="solid" draw:fill-color="#ffffff" draw:textarea-horizontal-align="center" draw:textarea-vertical-align="middle"/>
    </style:style>
    <style:style style:name="gr15" style:family="graphic" style:parent-style-name="standard">
      <style:graphic-properties draw:fill="none" draw:textarea-horizontal-align="center" draw:textarea-vertical-align="middle"/>
    </style:style>
    <style:style style:name="gr16" style:family="graphic" style:parent-style-name="standard">
      <style:graphic-properties draw:fill="solid" draw:fill-color="#e6e6e6" draw:textarea-horizontal-align="center" draw:textarea-vertical-align="middle"/>
    </style:style>
    <style:style style:name="gr17" style:family="graphic" style:parent-style-name="standard">
      <style:graphic-properties svg:stroke-width="0.102cm" draw:marker-start="" draw:marker-start-width="0.457cm" draw:marker-end="Arrow" draw:marker-end-width="0.457cm" draw:fill="none" draw:textarea-horizontal-align="center" draw:textarea-vertical-align="middle" fo:padding-top="0.176cm" fo:padding-bottom="0.176cm" fo:padding-left="0.301cm" fo:padding-right="0.301cm"/>
    </style:style>
    <style:style style:name="gr18" style:family="graphic" style:parent-style-name="standard">
      <style:graphic-properties draw:marker-end="Arrow" draw:marker-end-width="0.3cm" draw:fill="none" draw:textarea-horizontal-align="center" draw:textarea-vertical-align="middle"/>
    </style:style>
    <style:style style:name="gr19" style:family="graphic" style:parent-style-name="standard">
      <style:graphic-properties draw:stroke="none" draw:fill="none" fo:min-height="0.714cm"/>
    </style:style>
    <style:style style:name="gr20" style:family="graphic" style:parent-style-name="standard">
      <style:graphic-properties draw:marker-end="Arrow" draw:fill="none" draw:textarea-horizontal-align="center" draw:textarea-vertical-align="middle"/>
    </style:style>
    <style:style style:name="pr1" style:family="presentation" style:parent-style-name="Default-title">
      <style:graphic-properties fo:min-height="3.506cm"/>
    </style:style>
    <style:style style:name="pr2" style:family="presentation" style:parent-style-name="Default-outline1">
      <style:graphic-properties fo:min-height="16.50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3.859cm"/>
    </style:style>
    <style:style style:name="P1" style:family="paragraph">
      <style:text-properties fo:font-size="18pt" style:font-size-asian="18pt" style:font-size-complex="18p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paragraph-properties fo:text-align="center"/>
      <style:text-properties fo:font-size="16pt" style:font-size-asian="16pt" style:font-size-complex="16pt"/>
    </style:style>
    <style:style style:name="P8" style:family="paragraph">
      <style:text-properties fo:font-size="16pt" style:font-size-asian="16pt" style:font-size-complex="16pt"/>
    </style:style>
    <style:style style:name="P9" style:family="paragraph">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16pt" style:font-size-asian="16pt" style:font-size-complex="16pt"/>
    </style:style>
    <style:style style:name="T5" style:family="text">
      <style:text-properties style:text-position="super 58%" fo:font-size="16pt" style:font-size-asian="16pt" style:font-size-complex="16pt"/>
    </style:style>
    <style:style style:name="T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New Way of Handling Clades</text:p>
          </draw:text-box>
        </draw:frame>
        <draw:frame presentation:style-name="pr2" draw:text-style-name="P1" draw:layer="layout" svg:width="25.199cm" svg:height="16.509cm" svg:x="1.4cm" svg:y="3.87cm" presentation:class="outline" presentation:user-transformed="true">
          <draw:text-box>
            <text:list text:style-name="L2">
              <text:list-item>
                <text:p text:style-name="P1"><text:span text:style-name="T1">Clade: a group consisting of an ancestor and all it's descendents (eg. Birds, as opposed to Dinosaurs which have birds as descendants, but they aren't part of the group)</text:span></text:p>
              </text:list-item>
              <text:list-item>
                <text:p text:style-name="P1"><text:span text:style-name="T1">I realized that the reason I couldn't find the information I want (what organism descended from which other) is that scientists have set up their classification so they don't actually have to answer that. They categorize organisms by common descent, but don't claim what that common ancestor was. </text:span></text:p>
              </text:list-item>
              <text:list-item>
                <text:p text:style-name="P1"><text:span text:style-name="T1">It's like scientists are saying, “I know that is either you father or uncle, but not which. I'll I know is that they have the same parents.” They never know whether a species they have found is the actual ancestor of later species, or just the cousin of the actual ancestor.</text:span></text:p>
              </text:list-item>
              <text:list-item>
                <text:p text:style-name="P1"><text:span text:style-name="T1">For the purposes of bioladder.org, I want to make the leap that the scientists wont make and label organisms as direct ancestors of others (though make it clear that this is not the actual claim of scientists).</text:span></text:p>
              </text:list-item>
              <text:list-item>
                <text:p text:style-name="P1"><text:span text:style-name="T1">The next slides show how clades and our shortcut ancestors can be displayed together. I think the viewer should let you hide clades, and just look at the shortcut version if you want.</text:span></text:p>
              </text:list-item>
              <text:list-item>
                <text:p text:style-name="P1"><text:span text:style-name="T1">Dealing with complicated clade structures (including where if there is no named clade) could get really complicated. This will have to be thought about further</text:span></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connector draw:style-name="gr2" draw:text-style-name="P2" draw:layer="layout" svg:x1="17.641cm" svg:y1="5.478cm" svg:x2="18.001cm" svg:y2="15.169cm" draw:start-shape="id1" draw:start-glue-point="2" draw:end-shape="id2" draw:end-glue-point="0" svg:d="m17641 5478v4846h360v4845">
          <text:p/>
        </draw:connector>
        <draw:connector draw:style-name="gr2" draw:text-style-name="P2" draw:layer="layout" svg:x1="14.707cm" svg:y1="2.955cm" svg:x2="15.352cm" svg:y2="1.678cm" draw:end-shape="id3" draw:end-glue-point="3" svg:d="m14707 2955h72v-1277h573">
          <text:p/>
        </draw:connector>
        <draw:rect draw:style-name="gr3" draw:text-style-name="P2" xml:id="id3" draw:id="id3" draw:layer="layout" svg:width="4.578cm" svg:height="0.794cm" svg:x="15.352cm" svg:y="1.281cm">
          <text:p text:style-name="P2">Parent Clade 2</text:p>
        </draw:rect>
        <draw:rect draw:style-name="gr4" draw:text-style-name="P2" xml:id="id8" draw:id="id8" draw:layer="layout" svg:width="14.25cm" svg:height="5.141cm" svg:x="6.886cm" svg:y="7.899cm">
          <text:p/>
        </draw:rect>
        <draw:connector draw:style-name="gr2" draw:text-style-name="P2" draw:layer="layout" svg:x1="17.641cm" svg:y1="4.684cm" svg:x2="17.641cm" svg:y2="2.075cm" draw:start-shape="id1" draw:start-glue-point="0" draw:end-shape="id3" svg:d="m17641 4684v-2609">
          <text:p/>
        </draw:connector>
        <draw:rect draw:style-name="gr3" draw:text-style-name="P2" xml:id="id1" draw:id="id1" draw:layer="layout" svg:width="4.578cm" svg:height="0.794cm" svg:x="15.352cm" svg:y="4.684cm">
          <text:p text:style-name="P2">Parent Clade 1</text:p>
        </draw:rect>
        <draw:connector draw:style-name="gr2" draw:text-style-name="P2" draw:layer="layout" svg:x1="15.352cm" svg:y1="5.081cm" svg:x2="14.879cm" svg:y2="7.181cm" draw:start-shape="id1" draw:start-glue-point="3" svg:d="m15352 5081h-501v2100h28">
          <text:p/>
        </draw:connector>
        <draw:connector draw:style-name="gr5" draw:text-style-name="P2" draw:layer="layout" svg:x1="14.011cm" svg:y1="7.106cm" svg:x2="14.024cm" svg:y2="3.69cm" draw:start-shape="id4" draw:end-shape="id5" draw:end-glue-point="2" svg:d="m14011 7106v-1708h13v-1708">
          <text:p/>
        </draw:connector>
        <draw:connector draw:style-name="gr5" draw:text-style-name="P2" draw:layer="layout" svg:x1="14.024cm" svg:y1="2.896cm" svg:x2="14.03cm" svg:y2="0.037cm" draw:start-shape="id5" draw:start-glue-point="0" svg:d="m14024 2896v-1680h6v-1179">
          <text:p/>
        </draw:connector>
        <draw:connector draw:style-name="gr2" draw:text-style-name="P2" draw:layer="layout" svg:x1="17.641cm" svg:y1="1.281cm" svg:x2="17.628cm" svg:y2="0.103cm" draw:start-shape="id3" draw:start-glue-point="0" svg:d="m17641 1281v-839h-13v-339">
          <text:p/>
        </draw:connector>
        <draw:connector draw:style-name="gr5" draw:text-style-name="P2" draw:layer="layout" svg:x1="13.995cm" svg:y1="17.081cm" svg:x2="14.011cm" svg:y2="13.04cm" draw:start-shape="id6" draw:start-glue-point="0" svg:d="m13995 17081v-2271h16v-1770">
          <text:p/>
        </draw:connector>
        <draw:rect draw:style-name="gr3" draw:text-style-name="P2" xml:id="id2" draw:id="id2" draw:layer="layout" svg:width="5.299cm" svg:height="0.794cm" svg:x="15.352cm" svg:y="15.169cm">
          <text:p text:style-name="P2">Child Clade 1</text:p>
        </draw:rect>
        <draw:connector draw:style-name="gr2" draw:text-style-name="P2" draw:layer="layout" svg:x1="15.352cm" svg:y1="15.566cm" svg:x2="14.81cm" svg:y2="17.112cm" draw:start-shape="id2" svg:d="m15352 15566h-521v1546h-21">
          <text:p/>
        </draw:connector>
        <draw:rect draw:style-name="gr6" draw:text-style-name="P2" draw:layer="layout" svg:width="0.83cm" svg:height="0.797cm" svg:x="0.197cm" svg:y="0.268cm">
          <text:p/>
        </draw:rect>
        <draw:rect draw:style-name="gr7" draw:text-style-name="P2" draw:layer="layout" svg:width="0.832cm" svg:height="0.794cm" svg:x="0.195cm" svg:y="1.439cm">
          <text:p/>
        </draw:rect>
        <draw:frame draw:style-name="gr8" draw:layer="layout" svg:width="4.347cm" svg:height="0.963cm" svg:x="1.066cm" svg:y="0.271cm">
          <draw:text-box>
            <text:p>Linn. Taxon</text:p>
          </draw:text-box>
        </draw:frame>
        <draw:frame draw:style-name="gr8" draw:layer="layout" svg:width="2.532cm" svg:height="0.963cm" svg:x="1.028cm" svg:y="1.48cm">
          <draw:text-box>
            <text:p>Clade</text:p>
          </draw:text-box>
        </draw:frame>
        <draw:connector draw:style-name="gr2" draw:text-style-name="P2" draw:layer="layout" svg:x1="18.001cm" svg:y1="15.963cm" svg:x2="17.971cm" svg:y2="20.995cm" draw:start-shape="id2" draw:start-glue-point="2" svg:d="m18001 15963v2767h-30v2265">
          <text:p/>
        </draw:connector>
        <draw:connector draw:style-name="gr5" draw:text-style-name="P2" draw:layer="layout" svg:x1="13.992cm" svg:y1="21.128cm" svg:x2="13.995cm" svg:y2="17.875cm" draw:end-shape="id6" draw:end-glue-point="2" svg:d="m13992 21128v-1376h3v-1877">
          <text:p/>
        </draw:connector>
        <draw:line draw:style-name="gr2" draw:text-style-name="P2" draw:layer="layout" svg:x1="0.505cm" svg:y1="2.57cm" svg:x2="0.481cm" svg:y2="4.57cm">
          <text:p/>
        </draw:line>
        <draw:line draw:style-name="gr5" draw:text-style-name="P2" draw:layer="layout" svg:x1="0.471cm" svg:y1="4.94cm" svg:x2="0.509cm" svg:y2="7.256cm">
          <text:p/>
        </draw:line>
        <draw:frame draw:style-name="gr8" draw:layer="layout" svg:width="4.347cm" svg:height="1.675cm" svg:x="0.551cm" svg:y="2.884cm">
          <draw:text-box>
            <text:p>Scientific Claim</text:p>
          </draw:text-box>
        </draw:frame>
        <draw:frame draw:style-name="gr8" draw:layer="layout" svg:width="4.347cm" svg:height="1.675cm" svg:x="0.553cm" svg:y="5.427cm">
          <draw:text-box>
            <text:p>Possible Ancestor</text:p>
          </draw:text-box>
        </draw:frame>
        <draw:rect draw:style-name="gr9" draw:text-style-name="P2" xml:id="id7" draw:id="id7" draw:layer="layout" svg:width="5.051cm" svg:height="0.794cm" svg:x="0.722cm" svg:y="10.071cm">
          <text:p text:style-name="P2">Super-Group</text:p>
        </draw:rect>
        <draw:rect draw:style-name="gr9" draw:text-style-name="P2" xml:id="id9" draw:id="id9" draw:layer="layout" svg:width="4.045cm" svg:height="0.794cm" svg:x="22.827cm" svg:y="7.975cm">
          <text:p text:style-name="P2">Sub-Group</text:p>
        </draw:rect>
        <draw:rect draw:style-name="gr9" draw:text-style-name="P2" xml:id="id10" draw:id="id10" draw:layer="layout" svg:width="4.045cm" svg:height="0.794cm" svg:x="22.828cm" svg:y="9.475cm">
          <text:p text:style-name="P2">Sub-Group</text:p>
        </draw:rect>
        <draw:rect draw:style-name="gr9" draw:text-style-name="P2" xml:id="id11" draw:id="id11" draw:layer="layout" svg:width="4.045cm" svg:height="0.794cm" svg:x="22.829cm" svg:y="11.375cm">
          <text:p text:style-name="P2">SubGroup</text:p>
        </draw:rect>
        <draw:connector draw:style-name="gr2" draw:text-style-name="P2" draw:layer="layout" svg:x1="5.773cm" svg:y1="10.468cm" svg:x2="6.886cm" svg:y2="10.469cm" draw:start-shape="id7" draw:start-glue-point="1" draw:end-shape="id8" svg:d="m5773 10468h557v1h556">
          <text:p/>
        </draw:connector>
        <draw:connector draw:style-name="gr2" draw:text-style-name="P2" draw:layer="layout" svg:x1="21.136cm" svg:y1="10.469cm" svg:x2="22.827cm" svg:y2="8.372cm" draw:start-shape="id8" draw:end-shape="id9" draw:end-glue-point="3" svg:d="m21136 10469h846v-2097h845">
          <text:p/>
        </draw:connector>
        <draw:connector draw:style-name="gr2" draw:text-style-name="P2" draw:layer="layout" svg:x1="21.136cm" svg:y1="10.469cm" svg:x2="22.828cm" svg:y2="9.872cm" draw:start-shape="id8" draw:start-glue-point="1" draw:end-shape="id10" draw:end-glue-point="3" svg:d="m21136 10469h846v-597h846">
          <text:p/>
        </draw:connector>
        <draw:connector draw:style-name="gr2" draw:text-style-name="P2" draw:layer="layout" svg:x1="22.829cm" svg:y1="11.772cm" svg:x2="21.136cm" svg:y2="10.469cm" draw:start-shape="id11" draw:start-glue-point="3" draw:end-shape="id8" draw:end-glue-point="1" svg:d="m22829 11772h-846v-1303h-847">
          <text:p/>
        </draw:connector>
        <draw:connector draw:style-name="gr2" draw:text-style-name="P2" draw:layer="layout" svg:x1="0.069cm" svg:y1="10.48cm" svg:x2="0.722cm" svg:y2="10.468cm" draw:end-shape="id7" draw:end-glue-point="3" svg:d="m69 10480h76v-12h577">
          <text:p/>
        </draw:connector>
        <draw:connector draw:style-name="gr2" draw:text-style-name="P2" draw:layer="layout" svg:x1="26.887cm" svg:y1="11.775cm" svg:x2="28cm" svg:y2="11.776cm" svg:d="m26887 11775h557v1h556">
          <text:p/>
        </draw:connector>
        <draw:connector draw:style-name="gr2" draw:text-style-name="P2" draw:layer="layout" svg:x1="26.887cm" svg:y1="9.852cm" svg:x2="28cm" svg:y2="9.853cm" svg:d="m26887 9852h557v1h556">
          <text:p/>
        </draw:connector>
        <draw:connector draw:style-name="gr2" draw:text-style-name="P2" draw:layer="layout" svg:x1="26.887cm" svg:y1="8.34cm" svg:x2="28cm" svg:y2="8.341cm" svg:d="m26887 8340h557v1h556">
          <text:p/>
        </draw:connector>
        <draw:rect draw:style-name="gr9" draw:text-style-name="P2" xml:id="id5" draw:id="id5" draw:layer="layout" svg:width="4.045cm" svg:height="0.794cm" svg:x="12.002cm" svg:y="2.896cm">
          <text:p text:style-name="P2">Ancestor</text:p>
        </draw:rect>
        <draw:rect draw:style-name="gr9" draw:text-style-name="P2" xml:id="id4" draw:id="id4" draw:layer="layout" svg:width="14.25cm" svg:height="0.794cm" svg:x="6.886cm" svg:y="7.106cm">
          <text:p text:style-name="P2">Linnean Taxon</text:p>
        </draw:rect>
        <draw:rect draw:style-name="gr9" draw:text-style-name="P2" xml:id="id6" draw:id="id6" draw:layer="layout" svg:width="4.045cm" svg:height="0.794cm" svg:x="11.973cm" svg:y="17.081cm">
          <text:p text:style-name="P2">Descendant</text:p>
        </draw:rect>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connector draw:style-name="gr2" draw:text-style-name="P2" draw:layer="layout" svg:x1="17.641cm" svg:y1="5.478cm" svg:x2="18.001cm" svg:y2="15.169cm" draw:start-shape="id12" draw:start-glue-point="2" draw:end-shape="id13" draw:end-glue-point="0" svg:d="m17641 5478v4846h360v4845">
          <text:p/>
        </draw:connector>
        <draw:connector draw:style-name="gr2" draw:text-style-name="P2" draw:layer="layout" svg:x1="14.707cm" svg:y1="2.955cm" svg:x2="15.352cm" svg:y2="1.678cm" draw:end-shape="id14" draw:end-glue-point="3" svg:d="m14707 2955h72v-1277h573">
          <text:p/>
        </draw:connector>
        <draw:rect draw:style-name="gr3" draw:text-style-name="P3" xml:id="id14" draw:id="id14" draw:layer="layout" svg:width="4.578cm" svg:height="0.794cm" svg:x="15.352cm" svg:y="1.281cm">
          <text:p text:style-name="P3">Parent Clade 2</text:p>
        </draw:rect>
        <draw:rect draw:style-name="gr4" draw:text-style-name="P2" xml:id="id20" draw:id="id20" draw:layer="layout" svg:width="14.25cm" svg:height="5.141cm" svg:x="6.886cm" svg:y="7.899cm">
          <text:p/>
        </draw:rect>
        <draw:connector draw:style-name="gr2" draw:text-style-name="P2" draw:layer="layout" svg:x1="17.641cm" svg:y1="4.684cm" svg:x2="17.641cm" svg:y2="2.075cm" draw:start-shape="id12" draw:start-glue-point="0" draw:end-shape="id14" svg:d="m17641 4684v-2609">
          <text:p/>
        </draw:connector>
        <draw:rect draw:style-name="gr3" draw:text-style-name="P3" xml:id="id12" draw:id="id12" draw:layer="layout" svg:width="4.578cm" svg:height="0.794cm" svg:x="15.352cm" svg:y="4.684cm">
          <text:p text:style-name="P3">Parent Clade 1</text:p>
        </draw:rect>
        <draw:connector draw:style-name="gr2" draw:text-style-name="P2" draw:layer="layout" svg:x1="15.352cm" svg:y1="5.081cm" svg:x2="14.879cm" svg:y2="7.181cm" draw:start-shape="id12" draw:start-glue-point="3" svg:d="m15352 5081h-501v2100h28">
          <text:p/>
        </draw:connector>
        <draw:connector draw:style-name="gr5" draw:text-style-name="P2" draw:layer="layout" svg:x1="14.011cm" svg:y1="7.106cm" svg:x2="14.024cm" svg:y2="3.69cm" draw:start-shape="id15" draw:end-shape="id16" draw:end-glue-point="2" svg:d="m14011 7106v-1708h13v-1708">
          <text:p/>
        </draw:connector>
        <draw:connector draw:style-name="gr5" draw:text-style-name="P2" draw:layer="layout" svg:x1="14.024cm" svg:y1="2.896cm" svg:x2="14.03cm" svg:y2="0.037cm" draw:start-shape="id16" draw:start-glue-point="0" svg:d="m14024 2896v-1680h6v-1179">
          <text:p/>
        </draw:connector>
        <draw:connector draw:style-name="gr2" draw:text-style-name="P2" draw:layer="layout" svg:x1="17.641cm" svg:y1="1.281cm" svg:x2="17.628cm" svg:y2="0.103cm" draw:start-shape="id14" draw:start-glue-point="0" svg:d="m17641 1281v-839h-13v-339">
          <text:p/>
        </draw:connector>
        <draw:connector draw:style-name="gr5" draw:text-style-name="P2" draw:layer="layout" svg:x1="4.544cm" svg:y1="17.973cm" svg:x2="14.011cm" svg:y2="13.04cm" draw:start-shape="id17" draw:start-glue-point="0" svg:d="m4544 17973v-2717h9467v-2216">
          <text:p/>
        </draw:connector>
        <draw:rect draw:style-name="gr3" draw:text-style-name="P3" xml:id="id13" draw:id="id13" draw:layer="layout" svg:width="5.299cm" svg:height="0.794cm" svg:x="15.352cm" svg:y="15.169cm">
          <text:p text:style-name="P3">Child Clade 1</text:p>
        </draw:rect>
        <draw:connector draw:style-name="gr2" draw:text-style-name="P2" draw:layer="layout" svg:x1="15.352cm" svg:y1="15.566cm" svg:x2="7.469cm" svg:y2="16.713cm" draw:start-shape="id13" draw:end-shape="id18" draw:end-glue-point="0" svg:d="m15352 15566h-7883v1147">
          <text:p/>
        </draw:connector>
        <draw:rect draw:style-name="gr6" draw:text-style-name="P2" draw:layer="layout" svg:width="0.83cm" svg:height="0.797cm" svg:x="0.197cm" svg:y="0.268cm">
          <text:p/>
        </draw:rect>
        <draw:rect draw:style-name="gr7" draw:text-style-name="P2" draw:layer="layout" svg:width="0.832cm" svg:height="0.794cm" svg:x="0.195cm" svg:y="1.439cm">
          <text:p/>
        </draw:rect>
        <draw:frame draw:style-name="gr8" draw:text-style-name="P4" draw:layer="layout" svg:width="4.347cm" svg:height="0.963cm" svg:x="1.066cm" svg:y="0.271cm">
          <draw:text-box>
            <text:p text:style-name="P4">Linn. Taxon</text:p>
          </draw:text-box>
        </draw:frame>
        <draw:frame draw:style-name="gr8" draw:text-style-name="P4" draw:layer="layout" svg:width="2.532cm" svg:height="0.963cm" svg:x="1.028cm" svg:y="1.48cm">
          <draw:text-box>
            <text:p text:style-name="P4">Clade</text:p>
          </draw:text-box>
        </draw:frame>
        <draw:connector draw:style-name="gr2" draw:text-style-name="P2" draw:layer="layout" svg:x1="18.001cm" svg:y1="15.963cm" svg:x2="17.971cm" svg:y2="20.995cm" draw:start-shape="id13" draw:start-glue-point="2" svg:d="m18001 15963v2767h-30v2265">
          <text:p/>
        </draw:connector>
        <draw:connector draw:style-name="gr5" draw:text-style-name="P2" draw:layer="layout" svg:x1="4.536cm" svg:y1="20.616cm" svg:x2="4.544cm" svg:y2="18.767cm" draw:end-shape="id17" draw:end-glue-point="2" svg:d="m4536 20616v-674h8v-1175">
          <text:p/>
        </draw:connector>
        <draw:line draw:style-name="gr2" draw:text-style-name="P2" draw:layer="layout" svg:x1="0.505cm" svg:y1="2.57cm" svg:x2="0.481cm" svg:y2="4.57cm">
          <text:p/>
        </draw:line>
        <draw:line draw:style-name="gr5" draw:text-style-name="P2" draw:layer="layout" svg:x1="0.471cm" svg:y1="4.94cm" svg:x2="0.509cm" svg:y2="7.256cm">
          <text:p/>
        </draw:line>
        <draw:frame draw:style-name="gr8" draw:text-style-name="P4" draw:layer="layout" svg:width="4.347cm" svg:height="1.675cm" svg:x="0.551cm" svg:y="2.884cm">
          <draw:text-box>
            <text:p text:style-name="P4">Scientific Claim</text:p>
          </draw:text-box>
        </draw:frame>
        <draw:frame draw:style-name="gr8" draw:text-style-name="P4" draw:layer="layout" svg:width="4.347cm" svg:height="1.675cm" svg:x="0.553cm" svg:y="5.427cm">
          <draw:text-box>
            <text:p text:style-name="P4">Possible Ancestor</text:p>
          </draw:text-box>
        </draw:frame>
        <draw:rect draw:style-name="gr9" draw:text-style-name="P3" xml:id="id19" draw:id="id19" draw:layer="layout" svg:width="5.051cm" svg:height="0.794cm" svg:x="0.722cm" svg:y="10.071cm">
          <text:p text:style-name="P3">Super-Group</text:p>
        </draw:rect>
        <draw:rect draw:style-name="gr9" draw:text-style-name="P3" xml:id="id21" draw:id="id21" draw:layer="layout" svg:width="4.045cm" svg:height="0.794cm" svg:x="22.827cm" svg:y="7.975cm">
          <text:p text:style-name="P3">Sub-Group</text:p>
        </draw:rect>
        <draw:rect draw:style-name="gr9" draw:text-style-name="P3" xml:id="id22" draw:id="id22" draw:layer="layout" svg:width="4.045cm" svg:height="0.794cm" svg:x="22.828cm" svg:y="9.475cm">
          <text:p text:style-name="P3">Sub-Group</text:p>
        </draw:rect>
        <draw:rect draw:style-name="gr9" draw:text-style-name="P3" xml:id="id23" draw:id="id23" draw:layer="layout" svg:width="4.045cm" svg:height="0.794cm" svg:x="22.829cm" svg:y="11.375cm">
          <text:p text:style-name="P3">SubGroup</text:p>
        </draw:rect>
        <draw:connector draw:style-name="gr2" draw:text-style-name="P2" draw:layer="layout" svg:x1="5.773cm" svg:y1="10.468cm" svg:x2="6.886cm" svg:y2="10.469cm" draw:start-shape="id19" draw:start-glue-point="1" draw:end-shape="id20" svg:d="m5773 10468h557v1h556">
          <text:p/>
        </draw:connector>
        <draw:connector draw:style-name="gr2" draw:text-style-name="P2" draw:layer="layout" svg:x1="21.136cm" svg:y1="10.469cm" svg:x2="22.827cm" svg:y2="8.372cm" draw:start-shape="id20" draw:end-shape="id21" draw:end-glue-point="3" svg:d="m21136 10469h846v-2097h845">
          <text:p/>
        </draw:connector>
        <draw:connector draw:style-name="gr2" draw:text-style-name="P2" draw:layer="layout" svg:x1="21.136cm" svg:y1="10.469cm" svg:x2="22.828cm" svg:y2="9.872cm" draw:start-shape="id20" draw:start-glue-point="1" draw:end-shape="id22" draw:end-glue-point="3" svg:d="m21136 10469h846v-597h846">
          <text:p/>
        </draw:connector>
        <draw:connector draw:style-name="gr2" draw:text-style-name="P2" draw:layer="layout" svg:x1="22.829cm" svg:y1="11.772cm" svg:x2="21.136cm" svg:y2="10.469cm" draw:start-shape="id23" draw:start-glue-point="3" draw:end-shape="id20" draw:end-glue-point="1" svg:d="m22829 11772h-846v-1303h-847">
          <text:p/>
        </draw:connector>
        <draw:connector draw:style-name="gr2" draw:text-style-name="P2" draw:layer="layout" svg:x1="0.069cm" svg:y1="10.48cm" svg:x2="0.722cm" svg:y2="10.468cm" draw:end-shape="id19" draw:end-glue-point="3" svg:d="m69 10480h76v-12h577">
          <text:p/>
        </draw:connector>
        <draw:connector draw:style-name="gr2" draw:text-style-name="P2" draw:layer="layout" svg:x1="26.887cm" svg:y1="11.775cm" svg:x2="28cm" svg:y2="11.776cm" svg:d="m26887 11775h557v1h556">
          <text:p/>
        </draw:connector>
        <draw:connector draw:style-name="gr2" draw:text-style-name="P2" draw:layer="layout" svg:x1="26.887cm" svg:y1="9.852cm" svg:x2="28cm" svg:y2="9.853cm" svg:d="m26887 9852h557v1h556">
          <text:p/>
        </draw:connector>
        <draw:connector draw:style-name="gr2" draw:text-style-name="P2" draw:layer="layout" svg:x1="26.887cm" svg:y1="8.34cm" svg:x2="28cm" svg:y2="8.341cm" svg:d="m26887 8340h557v1h556">
          <text:p/>
        </draw:connector>
        <draw:rect draw:style-name="gr9" draw:text-style-name="P3" xml:id="id16" draw:id="id16" draw:layer="layout" svg:width="4.045cm" svg:height="0.794cm" svg:x="12.002cm" svg:y="2.896cm">
          <text:p text:style-name="P3">Ancestor</text:p>
        </draw:rect>
        <draw:rect draw:style-name="gr9" draw:text-style-name="P3" xml:id="id15" draw:id="id15" draw:layer="layout" svg:width="14.25cm" svg:height="0.794cm" svg:x="6.886cm" svg:y="7.106cm">
          <text:p text:style-name="P3">Linnean Taxon</text:p>
        </draw:rect>
        <draw:rect draw:style-name="gr3" draw:text-style-name="P3" xml:id="id18" draw:id="id18" draw:layer="layout" svg:width="3.822cm" svg:height="0.843cm" svg:x="5.558cm" svg:y="16.713cm">
          <text:p text:style-name="P3">Clade</text:p>
        </draw:rect>
        <draw:connector draw:style-name="gr2" draw:text-style-name="P2" draw:layer="layout" svg:x1="5.558cm" svg:y1="17.134cm" svg:x2="5.12cm" svg:y2="18.039cm" draw:start-shape="id18" svg:d="m5558 17134h-501v905h63">
          <text:p/>
        </draw:connector>
        <draw:rect draw:style-name="gr9" draw:text-style-name="P3" xml:id="id17" draw:id="id17" draw:layer="layout" svg:width="4.045cm" svg:height="0.794cm" svg:x="2.522cm" svg:y="17.973cm">
          <text:p text:style-name="P3">Descendant</text:p>
        </draw:rect>
        <draw:connector draw:style-name="gr2" draw:text-style-name="P2" draw:layer="layout" draw:line-skew="-1.629cm" svg:x1="15.353cm" svg:y1="15.567cm" svg:x2="12.095cm" svg:y2="18.246cm" svg:d="m15353 15567h-3258v2679 0">
          <text:p/>
        </draw:connector>
        <draw:connector draw:style-name="gr5" draw:text-style-name="P2" draw:layer="layout" svg:x1="11.004cm" svg:y1="18.009cm" svg:x2="14.012cm" svg:y2="13.041cm" draw:start-shape="id24" draw:start-glue-point="0" svg:d="m11004 18009v-2734h3008v-2234">
          <text:p/>
        </draw:connector>
        <draw:rect draw:style-name="gr9" draw:text-style-name="P3" xml:id="id24" draw:id="id24" draw:layer="layout" svg:width="4.045cm" svg:height="0.794cm" svg:x="8.982cm" svg:y="18.009cm">
          <text:p text:style-name="P3">Descendant</text:p>
        </draw:rect>
        <draw:connector draw:style-name="gr2" draw:text-style-name="P2" draw:layer="layout" svg:x1="19.93cm" svg:y1="5.081cm" svg:x2="28.211cm" svg:y2="5.085cm" draw:start-shape="id12" draw:start-glue-point="1" svg:d="m19930 5081h4391v4h3890">
          <text:p/>
        </draw:connector>
        <draw:connector draw:style-name="gr2" draw:text-style-name="P2" draw:layer="layout" svg:x1="19.93cm" svg:y1="1.678cm" svg:x2="28.073cm" svg:y2="1.683cm" draw:start-shape="id14" draw:start-glue-point="1" svg:d="m19930 1678h4322v5h3821">
          <text:p/>
        </draw:connector>
        <draw:connector draw:style-name="gr2" draw:text-style-name="P2" draw:layer="layout" svg:x1="7.469cm" svg:y1="17.556cm" svg:x2="7.457cm" svg:y2="21.029cm" draw:start-shape="id18" draw:start-glue-point="2" svg:d="m7469 17556v1987h-12v1486">
          <text:p/>
        </draw:connector>
        <presentation:notes draw:style-name="dp2">
          <draw:page-thumbnail draw:style-name="gr1"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Old Way of Handling Clades</text:p>
          </draw:text-box>
        </draw:frame>
        <draw:frame presentation:style-name="pr4" draw:text-style-name="P6" draw:layer="layout" svg:width="25.199cm" svg:height="13.859cm" svg:x="1.401cm" svg:y="4.915cm" presentation:class="outline" presentation:user-transformed="true">
          <draw:text-box>
            <text:list text:style-name="L2">
              <text:list-item>
                <text:p text:style-name="P6"><text:span text:style-name="T2">Though the following slides have clades organized the old way, I want to keep some of what is below (like showing descendants of interest).</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rect draw:style-name="gr6" draw:text-style-name="P2" draw:layer="layout" svg:width="28cm" svg:height="1.09cm" svg:x="0cm" svg:y="0.001cm">
          <text:p/>
        </draw:rect>
        <draw:rect draw:style-name="gr9" draw:text-style-name="P3" draw:layer="layout" svg:width="2.685cm" svg:height="0.84cm" svg:x="2.141cm" svg:y="0.001cm">
          <text:p text:style-name="P2"><text:span text:style-name="T3">search</text:span></text:p>
        </draw:rect>
        <draw:rect draw:style-name="gr10" draw:text-style-name="P2" xml:id="id25" draw:id="id25" draw:layer="layout" svg:width="18.132cm" svg:height="9.416cm" svg:x="4.744cm" svg:y="5.254cm">
          <text:p/>
        </draw:rect>
        <draw:connector draw:style-name="gr6" draw:text-style-name="P2" draw:layer="layout" svg:x1="13.81cm" svg:y1="14.67cm" svg:x2="10.2cm" svg:y2="17.121cm" draw:start-shape="id25" draw:start-glue-point="2" svg:d="m13810 14670v1476h-3610v975">
          <text:p/>
        </draw:connector>
        <draw:connector draw:style-name="gr6" draw:text-style-name="P2" draw:layer="layout" svg:x1="13.81cm" svg:y1="14.67cm" svg:x2="17.1cm" svg:y2="17.121cm" draw:start-shape="id25" draw:start-glue-point="2" svg:d="m13810 14670v1476h3290v975">
          <text:p/>
        </draw:connector>
        <draw:rect draw:style-name="gr11" draw:text-style-name="P3" xml:id="id26" draw:id="id26" draw:layer="layout" svg:width="6.03cm" svg:height="1.506cm" svg:x="10.814cm" svg:y="2.328cm">
          <text:p text:style-name="P2"><text:span text:style-name="T3"/></text:p>
          <text:p text:style-name="P2"><text:span text:style-name="T4">Last Amphibian</text:span></text:p>
        </draw:rect>
        <draw:connector draw:style-name="gr6" draw:text-style-name="P2" draw:layer="layout" svg:x1="13.81cm" svg:y1="5.254cm" svg:x2="13.829cm" svg:y2="3.834cm" draw:start-shape="id25" draw:start-glue-point="0" draw:end-shape="id26" svg:d="m13810 5254v-710h19v-710">
          <text:p/>
        </draw:connector>
        <draw:rect draw:style-name="gr9" draw:text-style-name="P7" draw:layer="layout" svg:width="18.093cm" svg:height="1.051cm" svg:x="4.744cm" svg:y="5.293cm">
          <text:p text:style-name="P2"><text:span text:style-name="T4">Reptiles - Class</text:span></text:p>
        </draw:rect>
        <draw:line draw:style-name="gr12" draw:text-style-name="P2" draw:layer="layout" svg:x1="10.18cm" svg:y1="18.64cm" svg:x2="10.18cm" svg:y2="20.041cm">
          <text:p/>
        </draw:line>
        <draw:line draw:style-name="gr12" draw:text-style-name="P2" draw:layer="layout" svg:x1="17.08cm" svg:y1="18.64cm" svg:x2="17.08cm" svg:y2="20.041cm">
          <text:p/>
        </draw:line>
        <draw:frame draw:style-name="gr8" draw:text-style-name="P8" draw:layer="layout" svg:width="4.241cm" svg:height="0.882cm" svg:x="8.097cm" svg:y="20.039cm">
          <draw:text-box>
            <text:p><text:span text:style-name="T4">e.g. Humans</text:span></text:p>
          </draw:text-box>
        </draw:frame>
        <draw:frame draw:style-name="gr8" draw:text-style-name="P8" draw:layer="layout" svg:width="4.241cm" svg:height="0.882cm" svg:x="14.998cm" svg:y="20.04cm">
          <draw:text-box>
            <text:p><text:span text:style-name="T4">e.g. Pigeons</text:span></text:p>
          </draw:text-box>
        </draw:frame>
        <draw:line draw:style-name="gr6" draw:text-style-name="P2" draw:layer="layout" svg:x1="13.758cm" svg:y1="2.297cm" svg:x2="13.758cm" svg:y2="1.091cm">
          <text:p/>
        </draw:line>
        <draw:rect draw:style-name="gr13" draw:text-style-name="P7" draw:layer="layout" svg:width="6.653cm" svg:height="3.619cm" svg:x="13.796cm" svg:y="6.388cm">
          <text:p text:style-name="P2"><text:span text:style-name="T4">Image</text:span></text:p>
        </draw:rect>
        <draw:rect draw:style-name="gr14" draw:text-style-name="P2" draw:layer="layout" svg:width="1.128cm" svg:height="0.233cm" svg:x="0.234cm" svg:y="0.201cm">
          <text:p/>
        </draw:rect>
        <draw:rect draw:style-name="gr14" draw:text-style-name="P2" draw:layer="layout" svg:width="1.128cm" svg:height="0.233cm" svg:x="0.234cm" svg:y="0.502cm">
          <text:p/>
        </draw:rect>
        <draw:rect draw:style-name="gr14" draw:text-style-name="P2" draw:layer="layout" svg:width="1.128cm" svg:height="0.233cm" svg:x="0.234cm" svg:y="0.802cm">
          <text:p/>
        </draw:rect>
        <draw:rect draw:style-name="gr15" draw:text-style-name="P2" draw:layer="layout" svg:width="2.237cm" svg:height="8.303cm" svg:x="20.573cm" svg:y="6.386cm">
          <text:p/>
        </draw:rect>
        <draw:frame draw:style-name="gr8" draw:text-style-name="P8" draw:layer="layout" svg:width="2.163cm" svg:height="1.513cm" svg:x="20.782cm" svg:y="11.879cm">
          <draw:text-box>
            <text:p><text:span text:style-name="T4">Time-</text:span></text:p>
            <text:p><text:span text:style-name="T4">line</text:span></text:p>
          </draw:text-box>
        </draw:frame>
        <draw:frame draw:style-name="gr8" draw:text-style-name="P8" draw:layer="layout" svg:width="7.368cm" svg:height="0.882cm" svg:x="5.04cm" svg:y="6.784cm">
          <draw:text-box>
            <text:p><text:span text:style-name="T4">Scientific Name</text:span></text:p>
          </draw:text-box>
        </draw:frame>
        <draw:frame draw:style-name="gr8" draw:text-style-name="P8" draw:layer="layout" svg:width="9.42cm" svg:height="4.037cm" svg:x="5.085cm" svg:y="7.996cm">
          <draw:text-box>
            <text:p><text:span text:style-name="T4">Common Names:</text:span></text:p>
            <text:p><text:span text:style-name="T4"/></text:p>
            <text:p><text:span text:style-name="T4">Evolutionary new features</text:span></text:p>
            <text:p><text:span text:style-name="T4"/></text:p>
            <text:p><text:span text:style-name="T4">Description</text:span></text:p>
            <text:p><text:span text:style-name="T4"/></text:p>
          </draw:text-box>
        </draw:frame>
        <draw:rect draw:style-name="gr16" draw:text-style-name="P7" draw:layer="layout" svg:width="3.396cm" svg:height="9.459cm" svg:x="22.788cm" svg:y="5.246cm">
          <text:p text:style-name="P2"><text:span text:style-name="T4">&lt;&lt;</text:span></text:p>
          <text:p text:style-name="P2"><text:span text:style-name="T4"/></text:p>
          <text:p text:style-name="P2"><text:span text:style-name="T4"/></text:p>
          <text:p text:style-name="P2"><text:span text:style-name="T4"/></text:p>
          <text:p text:style-name="P2"><text:span text:style-name="T4"/></text:p>
          <text:p text:style-name="P2"><text:span text:style-name="T4">Subgroups</text:span></text:p>
          <text:p text:style-name="P2"><text:span text:style-name="T4"/></text:p>
          <text:p text:style-name="P2"><text:span text:style-name="T4">Synapsida</text:span></text:p>
          <text:p text:style-name="P2"><text:span text:style-name="T4"><text:s/></text:span><text:span text:style-name="T4">Anapsida</text:span></text:p>
          <text:p text:style-name="P2"><text:span text:style-name="T4"><text:s/></text:span><text:span text:style-name="T4">Eureptilia</text:span></text:p>
          <text:p text:style-name="P2"><text:span text:style-name="T4"/></text:p>
          <text:p text:style-name="P2"><text:span text:style-name="T4">&gt;&gt;</text:span></text:p>
          <text:p text:style-name="P2"><text:span text:style-name="T4"/></text:p>
        </draw:rect>
        <draw:frame draw:style-name="gr8" draw:text-style-name="P8" draw:layer="layout" svg:width="3.774cm" svg:height="0.882cm" svg:x="12.249cm" svg:y="1.116cm">
          <draw:text-box>
            <text:p><text:span text:style-name="T4">Ancestor</text:span></text:p>
          </draw:text-box>
        </draw:frame>
        <draw:frame draw:style-name="gr8" draw:text-style-name="P8" draw:layer="layout" svg:width="4.514cm" svg:height="0.882cm" svg:x="11.756cm" svg:y="16.065cm">
          <draw:text-box>
            <text:p><text:span text:style-name="T4">Descendents</text:span></text:p>
          </draw:text-box>
        </draw:frame>
        <draw:rect draw:style-name="gr13" draw:text-style-name="P7" draw:layer="layout" svg:width="4.516cm" svg:height="2.419cm" svg:x="14.644cm" svg:y="10.401cm">
          <text:p text:style-name="P2"><text:span text:style-name="T4">Map(s)</text:span></text:p>
        </draw:rect>
        <draw:line draw:style-name="gr17" draw:text-style-name="P2" draw:layer="layout" svg:x1="23.446cm" svg:y1="15.375cm" svg:x2="24.176cm" svg:y2="13.869cm">
          <text:p/>
        </draw:line>
        <draw:rect draw:style-name="gr16" draw:text-style-name="P7" draw:layer="layout" svg:width="3.78cm" svg:height="9.459cm" svg:x="0.912cm" svg:y="5.247cm">
          <text:p text:style-name="P2"><text:span text:style-name="T4">&lt;&lt;</text:span></text:p>
          <text:p text:style-name="P2"><text:span text:style-name="T4"/></text:p>
          <text:p text:style-name="P2"><text:span text:style-name="T4">Supergroups</text:span></text:p>
          <text:p text:style-name="P2"><text:span text:style-name="T4"/></text:p>
          <text:p text:style-name="P2"><text:span text:style-name="T4">Animals</text:span></text:p>
          <text:p text:style-name="P2"><text:span text:style-name="T4">Chordates</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gt;&gt;</text:span></text:p>
        </draw:rect>
        <draw:rect draw:style-name="gr11" draw:text-style-name="P7" draw:layer="layout" svg:width="3.619cm" svg:height="1.688cm" svg:x="8.21cm" svg:y="17.198cm">
          <text:p text:style-name="P2"><text:span text:style-name="T4"/></text:p>
          <text:p text:style-name="P2"><text:span text:style-name="T4">1</text:span><text:span text:style-name="T5">st</text:span><text:span text:style-name="T4"> Mammal</text:span></text:p>
        </draw:rect>
        <draw:rect draw:style-name="gr11" draw:text-style-name="P7" draw:layer="layout" svg:width="3.619cm" svg:height="1.551cm" svg:x="15.11cm" svg:y="17.244cm">
          <text:p><text:span text:style-name="T4"/></text:p>
          <text:p><text:span text:style-name="T4">1</text:span><text:span text:style-name="T5">st</text:span><text:span text:style-name="T4"> Bird</text:span></text:p>
        </draw:rect>
        <draw:rect draw:style-name="gr9" draw:text-style-name="P2" draw:layer="layout" svg:width="3.604cm" svg:height="1.051cm" svg:x="8.212cm" svg:y="16.775cm">
          <text:p text:style-name="P2">Mammals</text:p>
        </draw:rect>
        <draw:rect draw:style-name="gr9" draw:text-style-name="P7" draw:layer="layout" svg:width="3.604cm" svg:height="1.051cm" svg:x="8.212cm" svg:y="16.776cm">
          <text:p text:style-name="P2"><text:span text:style-name="T4">Mammals</text:span></text:p>
        </draw:rect>
        <draw:rect draw:style-name="gr9" draw:text-style-name="P7" draw:layer="layout" svg:width="3.604cm" svg:height="1.051cm" svg:x="15.112cm" svg:y="16.777cm">
          <text:p text:style-name="P2"><text:span text:style-name="T4">Birds</text:span></text:p>
        </draw:rect>
        <draw:rect draw:style-name="gr9" draw:text-style-name="P7" draw:layer="layout" svg:width="6.021cm" svg:height="1.051cm" svg:x="10.812cm" svg:y="1.977cm">
          <text:p text:style-name="P2"><text:span text:style-name="T4">Amphibians</text:span></text:p>
        </draw:rect>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rect draw:style-name="gr6" draw:text-style-name="P2" draw:layer="layout" svg:width="28cm" svg:height="1.09cm" svg:x="0cm" svg:y="0.001cm">
          <text:p/>
        </draw:rect>
        <draw:rect draw:style-name="gr9" draw:text-style-name="P2" draw:layer="layout" svg:width="2.685cm" svg:height="0.84cm" svg:x="2.141cm" svg:y="0.001cm">
          <text:p text:style-name="P2">search</text:p>
        </draw:rect>
        <draw:rect draw:style-name="gr10" draw:text-style-name="P2" xml:id="id27" draw:id="id27" draw:layer="layout" svg:width="5.52cm" svg:height="9.416cm" svg:x="4.744cm" svg:y="5.254cm">
          <text:p/>
        </draw:rect>
        <draw:rect draw:style-name="gr11" draw:text-style-name="P7" xml:id="id28" draw:id="id28" draw:layer="layout" svg:width="3.619cm" svg:height="1.688cm" svg:x="0.545cm" svg:y="17.061cm">
          <text:p text:style-name="P2"><text:span text:style-name="T4">1</text:span><text:span text:style-name="T5">st</text:span><text:span text:style-name="T4"> Mammal</text:span></text:p>
          <text:p text:style-name="P2"><text:span text:style-name="T4"/></text:p>
        </draw:rect>
        <draw:rect draw:style-name="gr11" draw:text-style-name="P7" xml:id="id29" draw:id="id29" draw:layer="layout" svg:width="3.619cm" svg:height="1.551cm" svg:x="7.445cm" svg:y="17.107cm">
          <text:p><text:span text:style-name="T4">1</text:span><text:span text:style-name="T5">st</text:span><text:span text:style-name="T4"> Bird</text:span></text:p>
          <text:p><text:span text:style-name="T4"/></text:p>
        </draw:rect>
        <draw:connector draw:style-name="gr6" draw:text-style-name="P2" draw:layer="layout" svg:x1="7.504cm" svg:y1="14.67cm" svg:x2="2.354cm" svg:y2="17.061cm" draw:start-shape="id27" draw:start-glue-point="2" draw:end-shape="id28" draw:end-glue-point="0" svg:d="m7504 14670v1196h-5150v1195">
          <text:p/>
        </draw:connector>
        <draw:connector draw:style-name="gr6" draw:text-style-name="P2" draw:layer="layout" svg:x1="7.504cm" svg:y1="14.67cm" svg:x2="9.254cm" svg:y2="17.107cm" draw:start-shape="id27" draw:start-glue-point="2" draw:end-shape="id29" draw:end-glue-point="0" svg:d="m7504 14670v1219h1750v1218">
          <text:p/>
        </draw:connector>
        <draw:connector draw:style-name="gr6" draw:text-style-name="P2" draw:layer="layout" svg:x1="7.504cm" svg:y1="5.254cm" svg:x2="13.829cm" svg:y2="3.834cm" draw:start-shape="id27" draw:start-glue-point="0" svg:d="m7504 5254v-960h6325v-460">
          <text:p/>
        </draw:connector>
        <draw:rect draw:style-name="gr9" draw:text-style-name="P7" draw:layer="layout" svg:width="5.474cm" svg:height="1.051cm" svg:x="4.744cm" svg:y="5.293cm">
          <text:p text:style-name="P2"><text:span text:style-name="T4">Reptiles - Class</text:span></text:p>
        </draw:rect>
        <draw:line draw:style-name="gr12" draw:text-style-name="P2" draw:layer="layout" svg:x1="2.326cm" svg:y1="19.205cm" svg:x2="2.334cm" svg:y2="20.038cm">
          <text:p/>
        </draw:line>
        <draw:line draw:style-name="gr12" draw:text-style-name="P2" draw:layer="layout" svg:x1="9.215cm" svg:y1="18.931cm" svg:x2="9.234cm" svg:y2="20.038cm">
          <text:p/>
        </draw:line>
        <draw:frame draw:style-name="gr8" draw:text-style-name="P8" draw:layer="layout" svg:width="4.241cm" svg:height="0.882cm" svg:x="0.251cm" svg:y="20.036cm">
          <draw:text-box>
            <text:p><text:span text:style-name="T4">Humans</text:span></text:p>
          </draw:text-box>
        </draw:frame>
        <draw:frame draw:style-name="gr8" draw:text-style-name="P8" draw:layer="layout" svg:width="4.241cm" svg:height="0.882cm" svg:x="7.699cm" svg:y="20.037cm">
          <draw:text-box>
            <text:p><text:span text:style-name="T4">Pigeon</text:span></text:p>
          </draw:text-box>
        </draw:frame>
        <draw:line draw:style-name="gr6" draw:text-style-name="P2" draw:layer="layout" svg:x1="13.758cm" svg:y1="2.297cm" svg:x2="13.758cm" svg:y2="1.091cm">
          <text:p/>
        </draw:line>
        <draw:rect draw:style-name="gr14" draw:text-style-name="P2" draw:layer="layout" svg:width="1.128cm" svg:height="0.233cm" svg:x="0.234cm" svg:y="0.201cm">
          <text:p/>
        </draw:rect>
        <draw:rect draw:style-name="gr14" draw:text-style-name="P2" draw:layer="layout" svg:width="1.128cm" svg:height="0.233cm" svg:x="0.234cm" svg:y="0.502cm">
          <text:p/>
        </draw:rect>
        <draw:rect draw:style-name="gr14" draw:text-style-name="P2" draw:layer="layout" svg:width="1.128cm" svg:height="0.233cm" svg:x="0.234cm" svg:y="0.802cm">
          <text:p/>
        </draw:rect>
        <draw:frame draw:style-name="gr8" draw:text-style-name="P8" draw:layer="layout" svg:width="3.774cm" svg:height="0.882cm" svg:x="12.203cm" svg:y="1.207cm">
          <draw:text-box>
            <text:p><text:span text:style-name="T4">Ancestor</text:span></text:p>
          </draw:text-box>
        </draw:frame>
        <draw:frame draw:style-name="gr8" draw:text-style-name="P8" draw:layer="layout" svg:width="4.514cm" svg:height="0.882cm" svg:x="4.047cm" svg:y="16.063cm">
          <draw:text-box>
            <text:p><text:span text:style-name="T4">Descendents</text:span></text:p>
          </draw:text-box>
        </draw:frame>
        <draw:line draw:style-name="gr17" draw:text-style-name="P2" draw:layer="layout" svg:x1="11.585cm" svg:y1="12.273cm" svg:x2="12.315cm" svg:y2="10.767cm">
          <text:p/>
        </draw:line>
        <draw:connector draw:style-name="gr15" draw:text-style-name="P2" draw:layer="layout" svg:x1="13.685cm" svg:y1="9.976cm" svg:x2="17.608cm" svg:y2="5.839cm" draw:start-shape="id30" svg:d="m13685 9976h2212v-4137h1711">
          <text:p/>
        </draw:connector>
        <draw:rect draw:style-name="gr13" draw:text-style-name="P7" draw:layer="layout" svg:width="3.877cm" svg:height="1.277cm" svg:x="17.7cm" svg:y="5.11cm">
          <text:p text:style-name="P2"><text:span text:style-name="T4"><text:s/></text:span><text:span text:style-name="T4">Synapsida</text:span></text:p>
        </draw:rect>
        <draw:rect draw:style-name="gr13" draw:text-style-name="P2" xml:id="id31" draw:id="id31" draw:layer="layout" svg:width="3.878cm" svg:height="1.003cm" svg:x="17.929cm" svg:y="9.489cm">
          <text:p text:style-name="P2"><text:s/><text:span text:style-name="T4">Anapsida</text:span> </text:p>
        </draw:rect>
        <draw:rect draw:style-name="gr13" draw:text-style-name="P2" xml:id="id32" draw:id="id32" draw:layer="layout" svg:width="4.653cm" svg:height="1.186cm" svg:x="18.065cm" svg:y="12.773cm">
          <text:p text:style-name="P2"><text:s/><text:span text:style-name="T4">Eureptilia</text:span></text:p>
        </draw:rect>
        <draw:connector draw:style-name="gr15" draw:text-style-name="P2" draw:layer="layout" svg:x1="13.685cm" svg:y1="9.976cm" svg:x2="17.929cm" svg:y2="9.99cm" draw:start-shape="id30" draw:start-glue-point="1" draw:end-shape="id31" draw:end-glue-point="3" svg:d="m13685 9976h2122v14h2122">
          <text:p/>
        </draw:connector>
        <draw:connector draw:style-name="gr15" draw:text-style-name="P2" draw:layer="layout" svg:x1="13.685cm" svg:y1="9.976cm" svg:x2="18.065cm" svg:y2="13.366cm" draw:start-shape="id30" draw:start-glue-point="1" draw:end-shape="id32" draw:end-glue-point="3" svg:d="m13685 9976h2190v3390h2190">
          <text:p/>
        </draw:connector>
        <draw:line draw:style-name="gr12" draw:text-style-name="P2" draw:layer="layout" svg:x1="21.623cm" svg:y1="5.611cm" svg:x2="23.356cm" svg:y2="5.611cm">
          <text:p/>
        </draw:line>
        <draw:frame draw:style-name="gr8" draw:text-style-name="P8" draw:layer="layout" svg:width="4.288cm" svg:height="0.882cm" svg:x="23.264cm" svg:y="5.155cm">
          <draw:text-box>
            <text:p><text:span text:style-name="T4">Mammals</text:span></text:p>
          </draw:text-box>
        </draw:frame>
        <draw:line draw:style-name="gr12" draw:text-style-name="P2" draw:layer="layout" svg:x1="22.771cm" svg:y1="13.345cm" svg:x2="24.314cm" svg:y2="13.366cm">
          <text:p/>
        </draw:line>
        <draw:frame draw:style-name="gr8" draw:text-style-name="P8" draw:layer="layout" svg:width="4.288cm" svg:height="1.513cm" svg:x="24.268cm" svg:y="12.438cm">
          <draw:text-box>
            <text:p><text:span text:style-name="T4">Dinosaurs, birds</text:span></text:p>
          </draw:text-box>
        </draw:frame>
        <draw:line draw:style-name="gr18" draw:text-style-name="P2" draw:layer="layout" svg:x1="21.851cm" svg:y1="9.853cm" svg:x2="24.086cm" svg:y2="9.853cm">
          <text:p/>
        </draw:line>
        <draw:frame draw:style-name="gr8" draw:text-style-name="P8" draw:layer="layout" svg:width="4.288cm" svg:height="0.882cm" svg:x="24.131cm" svg:y="9.384cm">
          <draw:text-box>
            <text:p><text:span text:style-name="T4">Turtles</text:span></text:p>
          </draw:text-box>
        </draw:frame>
        <draw:frame draw:style-name="gr8" draw:layer="layout" svg:width="0.867cm" svg:height="0.963cm" svg:x="16.422cm" svg:y="5.019cm">
          <draw:text-box>
            <text:p>?</text:p>
          </draw:text-box>
        </draw:frame>
        <draw:rect draw:style-name="gr9" draw:text-style-name="P7" draw:layer="layout" svg:width="3.604cm" svg:height="1.051cm" svg:x="0.547cm" svg:y="17.916cm">
          <text:p text:style-name="P2"><text:span text:style-name="T4">Mammals</text:span></text:p>
        </draw:rect>
        <draw:rect draw:style-name="gr9" draw:text-style-name="P7" draw:layer="layout" svg:width="3.684cm" svg:height="1.051cm" svg:x="7.447cm" svg:y="17.826cm">
          <text:p text:style-name="P2"><text:span text:style-name="T4">Birds</text:span></text:p>
        </draw:rect>
        <draw:rect draw:style-name="gr16" draw:text-style-name="P3" draw:layer="layout" svg:width="1.18cm" svg:height="9.459cm" svg:x="3.512cm" svg:y="5.248cm">
          <text:p text:style-name="P2"><text:span text:style-name="T3">&lt;&lt;</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gt;&gt;</text:span></text:p>
        </draw:rect>
        <draw:rect draw:style-name="gr16" draw:text-style-name="P7" xml:id="id30" draw:id="id30" draw:layer="layout" svg:width="3.396cm" svg:height="9.459cm" svg:x="10.289cm" svg:y="5.247cm">
          <text:p text:style-name="P2"><text:span text:style-name="T4">&lt;&lt;</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Subgroups</text:span></text:p>
          <text:p text:style-name="P2"><text:span text:style-name="T4"/></text:p>
          <text:p text:style-name="P2"><text:span text:style-name="T4">&gt;&gt;</text:span></text:p>
          <text:p text:style-name="P2"><text:span text:style-name="T4"/></text:p>
        </draw:rect>
        <draw:frame draw:style-name="gr19" draw:text-style-name="P7" draw:layer="layout" svg:width="4.126cm" svg:height="0.964cm" draw:transform="rotate (1.57515964992459) translate (3.677cm 12.283cm)">
          <draw:text-box>
            <text:p text:style-name="P2"><text:span text:style-name="T4">Supergroups</text:span></text:p>
          </draw:text-box>
        </draw:frame>
        <draw:line draw:style-name="gr17" draw:text-style-name="P2" draw:layer="layout" svg:x1="3.101cm" svg:y1="7.848cm" svg:x2="3.831cm" svg:y2="6.342cm">
          <text:p/>
        </draw:line>
        <draw:rect draw:style-name="gr11" draw:text-style-name="P7" draw:layer="layout" svg:width="6.03cm" svg:height="1.506cm" svg:x="10.814cm" svg:y="2.329cm">
          <text:p text:style-name="P2"><text:span text:style-name="T4"/></text:p>
          <text:p text:style-name="P2"><text:span text:style-name="T4">Last Amphibian</text:span></text:p>
        </draw:rect>
        <draw:rect draw:style-name="gr9" draw:text-style-name="P7" draw:layer="layout" svg:width="6.021cm" svg:height="1.051cm" svg:x="10.812cm" svg:y="1.978cm">
          <text:p text:style-name="P2"><text:span text:style-name="T4">Amphibians</text:span></text:p>
        </draw:rect>
        <draw:rect draw:style-name="gr13" draw:text-style-name="P7" draw:layer="layout" svg:width="5.18cm" svg:height="3.418cm" svg:x="4.902cm" svg:y="6.663cm">
          <text:p text:style-name="P2"><text:span text:style-name="T4">Image</text:span></text:p>
        </draw:rect>
        <draw:frame draw:style-name="gr19" draw:text-style-name="P8" draw:layer="layout" svg:width="4.905cm" svg:height="0.964cm" svg:x="5.167cm" svg:y="10.329cm">
          <draw:text-box>
            <text:p><text:span text:style-name="T4">Scientific Name</text:span></text:p>
          </draw:text-box>
        </draw:frame>
        <draw:frame draw:style-name="gr19" draw:text-style-name="P8" draw:layer="layout" svg:width="4.905cm" svg:height="0.964cm" svg:x="5.029cm" svg:y="11.835cm">
          <draw:text-box>
            <text:p><text:span text:style-name="T4">Common Name</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rect draw:style-name="gr6" draw:text-style-name="P2" draw:layer="layout" svg:width="28cm" svg:height="1.09cm" svg:x="0cm" svg:y="0.001cm">
          <text:p/>
        </draw:rect>
        <draw:rect draw:style-name="gr9" draw:text-style-name="P3" draw:layer="layout" svg:width="2.685cm" svg:height="0.84cm" svg:x="2.141cm" svg:y="0.001cm">
          <text:p text:style-name="P2"><text:span text:style-name="T3">search</text:span></text:p>
        </draw:rect>
        <draw:rect draw:style-name="gr10" draw:text-style-name="P2" xml:id="id33" draw:id="id33" draw:layer="layout" svg:width="5.52cm" svg:height="9.416cm" svg:x="19.843cm" svg:y="5.3cm">
          <text:p/>
        </draw:rect>
        <draw:connector draw:style-name="gr6" draw:text-style-name="P2" draw:layer="layout" svg:x1="22.603cm" svg:y1="14.716cm" svg:x2="17.682cm" svg:y2="17.289cm" draw:start-shape="id33" draw:start-glue-point="2" draw:end-shape="id34" draw:end-glue-point="0" svg:d="m22603 14716v1287h-4921v1286">
          <text:p/>
        </draw:connector>
        <draw:connector draw:style-name="gr6" draw:text-style-name="P2" draw:layer="layout" svg:x1="22.603cm" svg:y1="14.716cm" svg:x2="24.582cm" svg:y2="17.335cm" draw:start-shape="id33" draw:start-glue-point="2" draw:end-shape="id35" draw:end-glue-point="0" svg:d="m22603 14716v1310h1979v1309">
          <text:p/>
        </draw:connector>
        <draw:connector draw:style-name="gr6" draw:text-style-name="P2" draw:layer="layout" svg:x1="22.603cm" svg:y1="5.3cm" svg:x2="13.829cm" svg:y2="3.834cm" draw:start-shape="id33" draw:start-glue-point="0" svg:d="m22603 5300v-983h-8774v-483">
          <text:p/>
        </draw:connector>
        <draw:rect draw:style-name="gr9" draw:text-style-name="P7" draw:layer="layout" svg:width="5.474cm" svg:height="1.051cm" svg:x="19.843cm" svg:y="5.339cm">
          <text:p text:style-name="P2"><text:span text:style-name="T4">Reptiles - Class</text:span></text:p>
        </draw:rect>
        <draw:line draw:style-name="gr12" draw:text-style-name="P2" draw:layer="layout" svg:x1="17.699cm" svg:y1="19.205cm" svg:x2="17.707cm" svg:y2="20.038cm">
          <text:p/>
        </draw:line>
        <draw:line draw:style-name="gr12" draw:text-style-name="P2" draw:layer="layout" svg:x1="24.542cm" svg:y1="19.159cm" svg:x2="24.607cm" svg:y2="20.038cm">
          <text:p/>
        </draw:line>
        <draw:frame draw:style-name="gr8" draw:text-style-name="P8" draw:layer="layout" svg:width="4.241cm" svg:height="0.882cm" svg:x="15.624cm" svg:y="20.036cm">
          <draw:text-box>
            <text:p><text:span text:style-name="T4">Humans</text:span></text:p>
          </draw:text-box>
        </draw:frame>
        <draw:frame draw:style-name="gr8" draw:text-style-name="P8" draw:layer="layout" svg:width="4.241cm" svg:height="0.882cm" svg:x="22.525cm" svg:y="20.037cm">
          <draw:text-box>
            <text:p><text:span text:style-name="T4">Pigeon</text:span></text:p>
          </draw:text-box>
        </draw:frame>
        <draw:line draw:style-name="gr6" draw:text-style-name="P2" draw:layer="layout" svg:x1="13.758cm" svg:y1="2.297cm" svg:x2="13.758cm" svg:y2="1.091cm">
          <text:p/>
        </draw:line>
        <draw:rect draw:style-name="gr14" draw:text-style-name="P2" draw:layer="layout" svg:width="1.128cm" svg:height="0.233cm" svg:x="0.234cm" svg:y="0.201cm">
          <text:p/>
        </draw:rect>
        <draw:rect draw:style-name="gr14" draw:text-style-name="P2" draw:layer="layout" svg:width="1.128cm" svg:height="0.233cm" svg:x="0.234cm" svg:y="0.502cm">
          <text:p/>
        </draw:rect>
        <draw:rect draw:style-name="gr14" draw:text-style-name="P2" draw:layer="layout" svg:width="1.128cm" svg:height="0.233cm" svg:x="0.234cm" svg:y="0.802cm">
          <text:p/>
        </draw:rect>
        <draw:frame draw:style-name="gr8" draw:text-style-name="P8" draw:layer="layout" svg:width="3.774cm" svg:height="0.882cm" svg:x="12.203cm" svg:y="1.207cm">
          <draw:text-box>
            <text:p><text:span text:style-name="T4">Ancestor</text:span></text:p>
          </draw:text-box>
        </draw:frame>
        <draw:frame draw:style-name="gr8" draw:text-style-name="P8" draw:layer="layout" svg:width="4.514cm" svg:height="0.882cm" svg:x="18.461cm" svg:y="16.109cm">
          <draw:text-box>
            <text:p><text:span text:style-name="T4">Descendents</text:span></text:p>
          </draw:text-box>
        </draw:frame>
        <draw:rect draw:style-name="gr16" draw:text-style-name="P7" draw:layer="layout" svg:width="1.207cm" svg:height="9.459cm" svg:x="25.388cm" svg:y="5.293cm">
          <text:p text:style-name="P2"><text:span text:style-name="T4">&lt;&lt;</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gt;&gt;</text:span></text:p>
          <text:p text:style-name="P2"><text:span text:style-name="T4"/></text:p>
        </draw:rect>
        <draw:frame draw:style-name="gr19" draw:text-style-name="P7" draw:layer="layout" svg:width="4.126cm" svg:height="0.964cm" draw:transform="rotate (1.57515964992459) translate (25.528cm 11.964cm)">
          <draw:text-box>
            <text:p text:style-name="P2"><text:span text:style-name="T4">Subgroups</text:span></text:p>
          </draw:text-box>
        </draw:frame>
        <draw:rect draw:style-name="gr16" draw:text-style-name="P7" xml:id="id40" draw:id="id40" draw:layer="layout" svg:width="3.78cm" svg:height="9.459cm" svg:x="16.058cm" svg:y="5.294cm">
          <text:p text:style-name="P2"><text:span text:style-name="T4">&lt;&lt;</text:span></text:p>
          <text:p text:style-name="P2"><text:span text:style-name="T4"/></text:p>
          <text:p text:style-name="P2"><text:span text:style-name="T4">Supergroups</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gt;&gt;</text:span></text:p>
        </draw:rect>
        <draw:rect draw:style-name="gr13" draw:text-style-name="P7" xml:id="id37" draw:id="id37" draw:layer="layout" svg:width="3.877cm" svg:height="1.277cm" svg:x="1.871cm" svg:y="4.196cm">
          <text:p text:style-name="P2"><text:span text:style-name="T4">Animals</text:span></text:p>
        </draw:rect>
        <draw:rect draw:style-name="gr13" draw:text-style-name="P2" xml:id="id38" draw:id="id38" draw:layer="layout" svg:width="3.878cm" svg:height="1.003cm" svg:x="3.835cm" svg:y="6.842cm">
          <text:p text:style-name="P2"><text:span text:style-name="T4">Chordates</text:span> </text:p>
        </draw:rect>
        <draw:rect draw:style-name="gr13" draw:text-style-name="P7" xml:id="id39" draw:id="id39" draw:layer="layout" svg:width="4.653cm" svg:height="1.186cm" svg:x="6.024cm" svg:y="9.169cm">
          <text:p text:style-name="P2"><text:span text:style-name="T4">Amniota</text:span></text:p>
        </draw:rect>
        <draw:rect draw:style-name="gr13" draw:text-style-name="P7" xml:id="id36" draw:id="id36" draw:layer="layout" svg:width="3.877cm" svg:height="1.277cm" svg:x="0.457cm" svg:y="1.642cm">
          <text:p text:style-name="P2"><text:span text:style-name="T4">Life</text:span></text:p>
        </draw:rect>
        <draw:rect draw:style-name="gr11" draw:text-style-name="P7" xml:id="id41" draw:id="id41" draw:layer="layout" svg:width="6.03cm" svg:height="1.506cm" svg:x="10.814cm" svg:y="2.329cm">
          <text:p text:style-name="P2"><text:span text:style-name="T4"/></text:p>
          <text:p text:style-name="P2"><text:span text:style-name="T4">Last Amphibian</text:span></text:p>
        </draw:rect>
        <draw:rect draw:style-name="gr9" draw:text-style-name="P7" draw:layer="layout" svg:width="6.021cm" svg:height="1.051cm" svg:x="10.812cm" svg:y="1.978cm">
          <text:p text:style-name="P2"><text:span text:style-name="T4">Amphibians</text:span></text:p>
        </draw:rect>
        <draw:connector draw:style-name="gr20" draw:text-style-name="P2" draw:layer="layout" svg:x1="2.395cm" svg:y1="2.919cm" svg:x2="1.871cm" svg:y2="4.834cm" draw:start-shape="id36" draw:start-glue-point="2" draw:end-shape="id37" draw:end-glue-point="3" svg:d="m2395 2919v639h-1025v1276h501">
          <text:p/>
        </draw:connector>
        <draw:connector draw:style-name="gr20" draw:text-style-name="P2" draw:layer="layout" svg:x1="3.809cm" svg:y1="5.473cm" svg:x2="3.835cm" svg:y2="7.343cm" draw:start-shape="id37" draw:start-glue-point="2" draw:end-shape="id38" draw:end-glue-point="3" svg:d="m3809 5473v685h-475v1185h501">
          <text:p/>
        </draw:connector>
        <draw:connector draw:style-name="gr20" draw:text-style-name="P2" draw:layer="layout" svg:x1="5.774cm" svg:y1="7.845cm" svg:x2="6.024cm" svg:y2="9.762cm" draw:start-shape="id38" draw:start-glue-point="2" draw:end-shape="id39" draw:end-glue-point="3" svg:d="m5774 7845v662h-251v1255h501">
          <text:p/>
        </draw:connector>
        <draw:connector draw:style-name="gr20" draw:text-style-name="P2" draw:layer="layout" svg:x1="8.35cm" svg:y1="10.355cm" svg:x2="16.058cm" svg:y2="10.023cm" draw:start-shape="id39" draw:start-glue-point="2" draw:end-shape="id40" draw:end-glue-point="3" svg:d="m8350 10355v501h5018v-833h2690">
          <text:p/>
        </draw:connector>
        <draw:connector draw:style-name="gr20" draw:text-style-name="P2" draw:layer="layout" svg:x1="5.774cm" svg:y1="7.845cm" svg:x2="10.814cm" svg:y2="3.082cm" draw:start-shape="id38" draw:start-glue-point="2" draw:end-shape="id41" draw:end-glue-point="3" svg:d="m5774 7845v501h3490v-5264h1550">
          <text:p/>
        </draw:connector>
        <draw:rect draw:style-name="gr13" draw:text-style-name="P7" draw:layer="layout" svg:width="5.18cm" svg:height="3.418cm" svg:x="19.956cm" svg:y="6.755cm">
          <text:p text:style-name="P2"><text:span text:style-name="T4">Image</text:span></text:p>
        </draw:rect>
        <draw:frame draw:style-name="gr19" draw:text-style-name="P8" draw:layer="layout" svg:width="4.905cm" svg:height="0.964cm" svg:x="20.221cm" svg:y="10.421cm">
          <draw:text-box>
            <text:p><text:span text:style-name="T4">Scientific Name</text:span></text:p>
          </draw:text-box>
        </draw:frame>
        <draw:frame draw:style-name="gr19" draw:text-style-name="P8" draw:layer="layout" svg:width="4.905cm" svg:height="0.964cm" svg:x="20.083cm" svg:y="11.927cm">
          <draw:text-box>
            <text:p><text:span text:style-name="T4">Common Name</text:span></text:p>
          </draw:text-box>
        </draw:frame>
        <draw:rect draw:style-name="gr11" draw:text-style-name="P7" xml:id="id34" draw:id="id34" draw:layer="layout" svg:width="3.619cm" svg:height="1.688cm" svg:x="15.873cm" svg:y="17.289cm">
          <text:p text:style-name="P2"><text:span text:style-name="T4">1</text:span><text:span text:style-name="T5">st</text:span><text:span text:style-name="T4"> Mammal</text:span></text:p>
          <text:p text:style-name="P2"><text:span text:style-name="T4"/></text:p>
        </draw:rect>
        <draw:rect draw:style-name="gr11" draw:text-style-name="P7" xml:id="id35" draw:id="id35" draw:layer="layout" svg:width="3.619cm" svg:height="1.551cm" svg:x="22.773cm" svg:y="17.335cm">
          <text:p><text:span text:style-name="T4">1</text:span><text:span text:style-name="T5">st</text:span><text:span text:style-name="T4"> Bird</text:span></text:p>
          <text:p><text:span text:style-name="T4"/></text:p>
        </draw:rect>
        <draw:rect draw:style-name="gr9" draw:text-style-name="P7" draw:layer="layout" svg:width="3.604cm" svg:height="1.051cm" svg:x="15.875cm" svg:y="18.144cm">
          <text:p text:style-name="P2"><text:span text:style-name="T4">Mammals</text:span></text:p>
        </draw:rect>
        <draw:rect draw:style-name="gr9" draw:text-style-name="P7" draw:layer="layout" svg:width="3.684cm" svg:height="1.051cm" svg:x="22.775cm" svg:y="18.054cm">
          <text:p text:style-name="P2"><text:span text:style-name="T4">Birds</text:span></text:p>
        </draw:rect>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Suggested fields</text:p>
          </draw:text-box>
        </draw:frame>
        <draw:frame presentation:style-name="pr4" draw:text-style-name="P9" draw:layer="layout" svg:width="25.199cm" svg:height="15.005cm" svg:x="1.4cm" svg:y="4.914cm" presentation:class="outline" presentation:user-transformed="true">
          <draw:text-box>
            <text:list text:style-name="L2">
              <text:list-item>
                <text:p><text:span text:style-name="T6">Has Alternate Ancestors</text:span><text:span text:style-name="T6"><text:tab/></text:span><text:span text:style-name="T6"> (multiple)</text:span></text:p>
              </text:list-item>
              <text:list-item>
                <text:p><text:span text:style-name="T6">Has Alternate Parent Clade</text:span><text:span text:style-name="T6"><text:tab/></text:span><text:span text:style-name="T6">(multiple)</text:span></text:p>
              </text:list-item>
              <text:list-item>
                <text:p><text:span text:style-name="T6">Has Alternate Parent Linnaean Taxon</text:span><text:span text:style-name="T6"><text:tab/></text:span><text:span text:style-name="T6">(multiple)</text:span></text:p>
              </text:list-item>
              <text:list-item>
                <text:p><text:span text:style-name="T6">Has Ancestor ( Entry - non-clade)</text:span></text:p>
              </text:list-item>
              <text:list-item>
                <text:p><text:span text:style-name="T6">Has Common Name (Multiple Strings)</text:span></text:p>
              </text:list-item>
              <text:list-item>
                <text:p><text:span text:style-name="T6">Has Interest Level</text:span><text:span text:style-name="T6"><text:tab/></text:span><text:span text:style-name="T6">(int)</text:span></text:p>
              </text:list-item>
              <text:list-item>
                <text:p><text:span text:style-name="T6">Has Linnaean Taxonomic Rank</text:span><text:span text:style-name="T6"><text:tab/></text:span><text:span text:style-name="T6">(Linnean Taxanomic Rank)</text:span></text:p>
              </text:list-item>
              <text:list-item>
                <text:p><text:span text:style-name="T6">Has Parent Clade (Entry - Clade)</text:span></text:p>
              </text:list-item>
              <text:list-item>
                <text:p><text:span text:style-name="T6">Has Parent Linnaean Taxon</text:span><text:span text:style-name="T6"><text:tab/></text:span><text:span text:style-name="T6">(Entry - Linn)</text:span></text:p>
              </text:list-item>
              <text:list-item>
                <text:p><text:span text:style-name="T6">Has Scientific Name (String)</text:span></text:p>
              </text:list-item>
              <text:list-item>
                <text:p><text:span text:style-name="T6">Has Wikipedia page</text:span><text:span text:style-name="T6"><text:tab/></text:span><text:span text:style-name="T6"> (link)</text:span></text:p>
              </text:list-item>
              <text:list-item>
                <text:p><text:span text:style-name="T6">Is Clade (Bool)</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yle Thayer</meta:initial-creator>
    <meta:creation-date>2013-02-24T09:25:47.39</meta:creation-date>
    <meta:editing-duration>P10DT1H44M36S</meta:editing-duration>
    <meta:editing-cycles>47</meta:editing-cycles>
    <dc:date>2013-04-10T22:30:48.38</dc:date>
    <dc:creator>Kyle Thayer</dc:creator>
    <meta:generator>OpenOffice.org/3.3$Win32 OpenOffice.org_project/330m20$Build-9567</meta:generator>
    <meta:document-statistic meta:object-count="242"/>
  </office:meta>
</office:document-meta>
</file>